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30.39pt" svg:y="89.57pt">
            <draw:object draw:notify-on-update-of-ranges="xor.C1:xor.H1 xor.B2:xor.B2 xor.C2:xor.H2 xor.B3:xor.B3 xor.C3:xor.H3 xor.B4:xor.B4 xor.C4:xor.H4 xor.B5:xor.B5 xor.C5:xor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3:xor.B33 xor.B34:xor.B40 xor.C33:xor.C33 xor.C34:xor.C40 xor.D33:xor.D33 xor.D34:xor.D40 xor.E33:xor.E33 xor.E34:xor.E40 xor.F33:xor.F33 xor.F34:xor.F40 xor.G33:xor.G33 xor.G34:xor.G40 xor.H33:xor.H33 xor.H34:xor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5" table:default-cell-style-name="ce1"/>
        <table:table-column table:style-name="co4" table:number-columns-repeated="1010" table:default-cell-style-name="ce1"/>
        <table:table-row table:style-name="ro1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17" office:value-type="float" office:value="0.007" calcext:value-type="float">
            <text:p>0.007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41" calcext:value-type="float">
            <text:p>0.041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3" calcext:value-type="float">
            <text:p>0.003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7" office:value-type="float" office:value="0.067" calcext:value-type="float">
            <text:p>0.067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2">
          <table:table-cell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07"/>
        </table:table-row>
        <table:table-row table:style-name="ro2" table:number-rows-repeated="10">
          <table:table-cell table:number-columns-repeated="1018"/>
        </table:table-row>
        <table:table-row table:style-name="ro2">
          <table:table-cell/>
          <table:table-cell table:style-name="ce1"/>
          <table:table-cell table:style-name="ce16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0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586" calcext:value-type="float">
            <text:p>0.586</text:p>
          </table:table-cell>
          <table:table-cell table:style-name="ce17" office:value-type="float" office:value="0.395" calcext:value-type="float">
            <text:p>0.395</text:p>
          </table:table-cell>
          <table:table-cell table:style-name="ce17" office:value-type="float" office:value="-0.602" calcext:value-type="float">
            <text:p>-0.602</text:p>
          </table:table-cell>
          <table:table-cell table:style-name="ce17" office:value-type="float" office:value="0.651" calcext:value-type="float">
            <text:p>0.651</text:p>
          </table:table-cell>
          <table:table-cell table:style-name="ce17" office:value-type="float" office:value="-0.596" calcext:value-type="float">
            <text:p>-0.596</text:p>
          </table:table-cell>
          <table:table-cell table:style-name="ce17" office:value-type="float" office:value="0.335" calcext:value-type="float">
            <text:p>0.335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4.953" calcext:value-type="float">
            <text:p>4.953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4.526" calcext:value-type="float">
            <text:p>4.526</text:p>
          </table:table-cell>
          <table:table-cell table:style-name="ce21" office:value-type="float" office:value="-7.797" calcext:value-type="float">
            <text:p>-7.797</text:p>
          </table:table-cell>
          <table:table-cell table:style-name="ce21" office:value-type="float" office:value="5.889" calcext:value-type="float">
            <text:p>5.889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829" calcext:value-type="float">
            <text:p>0.829</text:p>
          </table:table-cell>
          <table:table-cell table:style-name="ce21" office:value-type="float" office:value="6.178" calcext:value-type="float">
            <text:p>6.178</text:p>
          </table:table-cell>
          <table:table-cell table:style-name="ce21" office:value-type="float" office:value="0.781" calcext:value-type="float">
            <text:p>0.781</text:p>
          </table:table-cell>
          <table:table-cell table:style-name="ce21" office:value-type="float" office:value="6.047" calcext:value-type="float">
            <text:p>6.047</text:p>
          </table:table-cell>
          <table:table-cell table:style-name="ce21" office:value-type="float" office:value="-15.532" calcext:value-type="float">
            <text:p>-15.532</text:p>
          </table:table-cell>
          <table:table-cell table:style-name="ce21" office:value-type="float" office:value="12.025" calcext:value-type="float">
            <text:p>12.025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office:value-type="float" office:value="7.163" calcext:value-type="float">
            <text:p>7.163</text:p>
          </table:table-cell>
          <table:table-cell table:style-name="ce21" office:value-type="float" office:value="0.867" calcext:value-type="float">
            <text:p>0.867</text:p>
          </table:table-cell>
          <table:table-cell table:style-name="ce21" office:value-type="float" office:value="7.105" calcext:value-type="float">
            <text:p>7.105</text:p>
          </table:table-cell>
          <table:table-cell table:style-name="ce21" office:value-type="float" office:value="-24.597" calcext:value-type="float">
            <text:p>-24.597</text:p>
          </table:table-cell>
          <table:table-cell table:style-name="ce21" office:value-type="float" office:value="19.352" calcext:value-type="float">
            <text:p>19.352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7.598" calcext:value-type="float">
            <text:p>7.598</text:p>
          </table:table-cell>
          <table:table-cell table:style-name="ce21" office:value-type="float" office:value="0.899" calcext:value-type="float">
            <text:p>0.899</text:p>
          </table:table-cell>
          <table:table-cell table:style-name="ce21" office:value-type="float" office:value="7.558" calcext:value-type="float">
            <text:p>7.558</text:p>
          </table:table-cell>
          <table:table-cell table:style-name="ce21" office:value-type="float" office:value="-30.614" calcext:value-type="float">
            <text:p>-30.614</text:p>
          </table:table-cell>
          <table:table-cell table:style-name="ce21" office:value-type="float" office:value="24.238" calcext:value-type="float">
            <text:p>24.238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935" calcext:value-type="float">
            <text:p>0.935</text:p>
          </table:table-cell>
          <table:table-cell table:style-name="ce21" office:value-type="float" office:value="7.935" calcext:value-type="float">
            <text:p>7.935</text:p>
          </table:table-cell>
          <table:table-cell table:style-name="ce21" office:value-type="float" office:value="0.92" calcext:value-type="float">
            <text:p>0.92</text:p>
          </table:table-cell>
          <table:table-cell table:style-name="ce21" office:value-type="float" office:value="7.905" calcext:value-type="float">
            <text:p>7.905</text:p>
          </table:table-cell>
          <table:table-cell table:style-name="ce21" office:value-type="float" office:value="-36.151" calcext:value-type="float">
            <text:p>-36.151</text:p>
          </table:table-cell>
          <table:table-cell table:style-name="ce21" office:value-type="float" office:value="28.739" calcext:value-type="float">
            <text:p>28.739</text:p>
          </table:table-cell>
          <table:table-cell table:number-columns-repeated="1010"/>
        </table:table-row>
        <table:table-row table:style-name="ro2" table:number-rows-repeated="1048535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56.48pt" svg:height="369.27pt" svg:x="25.68pt" svg:y="629.72pt">
            <draw:object draw:notify-on-update-of-ranges="or.B34:or.B34 or.B35:or.B41 or.C34:or.C34 or.C35:or.C41 or.D34:or.D34 or.D35:or.D41 or.E34:or.E34 or.E35:or.E41 or.F34:or.F34 or.F35:or.F41 or.G34:or.G34 or.G35:or.G41 or.H34:or.H34 or.H35:or.H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5" table:default-cell-style-name="ce1"/>
        <table:table-column table:style-name="co4" table:number-columns-repeated="1016" table:default-cell-style-name="ce1"/>
        <table:table-row table:style-name="ro2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number-columns-repeated="2" table:style-name="ce17" office:value-type="float" office:value="0.228" calcext:value-type="float">
            <text:p>0.228</text:p>
          </table:table-cell>
          <table:table-cell table:style-name="ce17" office:value-type="float" office:value="0.178" calcext:value-type="float">
            <text:p>0.178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44" calcext:value-type="float">
            <text:p>0.044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034" calcext:value-type="float">
            <text:p>0.034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/>
          <table:table-cell table:style-name="ce1"/>
          <table:table-cell table:style-name="ce16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643" calcext:value-type="float">
            <text:p>0.643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office:value-type="float" office:value="-0.334" calcext:value-type="float">
            <text:p>-0.334</text:p>
          </table:table-cell>
          <table:table-cell table:style-name="ce17" office:value-type="float" office:value="0.747" calcext:value-type="float">
            <text:p>0.747</text:p>
          </table:table-cell>
          <table:table-cell table:style-name="ce17" office:value-type="float" office:value="0.499" calcext:value-type="float">
            <text:p>0.499</text:p>
          </table:table-cell>
          <table:table-cell table:style-name="ce17" office:value-type="float" office:value="0.964" calcext:value-type="float">
            <text:p>0.964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1.217" calcext:value-type="float">
            <text:p>1.217</text:p>
          </table:table-cell>
          <table:table-cell table:style-name="ce21" office:value-type="float" office:value="-0.055" calcext:value-type="float">
            <text:p>-0.055</text:p>
          </table:table-cell>
          <table:table-cell table:style-name="ce21" office:value-type="float" office:value="1.482" calcext:value-type="float">
            <text:p>1.482</text:p>
          </table:table-cell>
          <table:table-cell table:style-name="ce21" office:value-type="float" office:value="-0.026" calcext:value-type="float">
            <text:p>-0.026</text:p>
          </table:table-cell>
          <table:table-cell table:style-name="ce21" office:value-type="float" office:value="1.484" calcext:value-type="float">
            <text:p>1.484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-0.585" calcext:value-type="float">
            <text:p>-0.585</text:p>
          </table:table-cell>
          <table:table-cell table:style-name="ce21" office:value-type="float" office:value="2.066" calcext:value-type="float">
            <text:p>2.066</text:p>
          </table:table-cell>
          <table:table-cell table:style-name="ce21" office:value-type="float" office:value="-1.306" calcext:value-type="float">
            <text:p>-1.306</text:p>
          </table:table-cell>
          <table:table-cell table:style-name="ce21" office:value-type="float" office:value="2.09" calcext:value-type="float">
            <text:p>2.09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2.224" calcext:value-type="float">
            <text:p>-2.224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2.417" calcext:value-type="float">
            <text:p>-2.417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6.148" calcext:value-type="float">
            <text:p>-6.148</text:p>
          </table:table-cell>
          <table:table-cell table:style-name="ce21" office:value-type="float" office:value="2.991" calcext:value-type="float">
            <text:p>2.991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2.811" calcext:value-type="float">
            <text:p>-2.811</text:p>
          </table:table-cell>
          <table:table-cell table:style-name="ce21" office:value-type="float" office:value="2.911" calcext:value-type="float">
            <text:p>2.911</text:p>
          </table:table-cell>
          <table:table-cell table:style-name="ce21" office:value-type="float" office:value="-2.956" calcext:value-type="float">
            <text:p>-2.956</text:p>
          </table:table-cell>
          <table:table-cell table:style-name="ce21" office:value-type="float" office:value="2.921" calcext:value-type="float">
            <text:p>2.921</text:p>
          </table:table-cell>
          <table:table-cell table:style-name="ce21" office:value-type="float" office:value="-8.124" calcext:value-type="float">
            <text:p>-8.124</text:p>
          </table:table-cell>
          <table:table-cell table:style-name="ce21" office:value-type="float" office:value="3.515" calcext:value-type="float">
            <text:p>3.515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152" calcext:value-type="float">
            <text:p>-3.152</text:p>
          </table:table-cell>
          <table:table-cell table:style-name="ce21" office:value-type="float" office:value="3.055" calcext:value-type="float">
            <text:p>3.055</text:p>
          </table:table-cell>
          <table:table-cell table:style-name="ce21" office:value-type="float" office:value="-3.284" calcext:value-type="float">
            <text:p>-3.284</text:p>
          </table:table-cell>
          <table:table-cell table:style-name="ce21" office:value-type="float" office:value="3.076" calcext:value-type="float">
            <text:p>3.076</text:p>
          </table:table-cell>
          <table:table-cell table:style-name="ce21" office:value-type="float" office:value="-9.574" calcext:value-type="float">
            <text:p>-9.574</text:p>
          </table:table-cell>
          <table:table-cell table:style-name="ce21" office:value-type="float" office:value="3.938" calcext:value-type="float">
            <text:p>3.93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19.59pt" svg:y="675.16pt">
            <draw:object draw:notify-on-update-of-ranges="and.B37:and.B37 and.B38:and.B44 and.C37:and.C37 and.C38:and.C44 and.D37:and.D37 and.D38:and.D44 and.E37:and.E37 and.E38:and.E44 and.F37:and.F37 and.F38:and.F44 and.G37:and.G37 and.G38:and.G44 and.H37:and.H37 and.H38:and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5" table:default-cell-style-name="ce1"/>
        <table:table-column table:style-name="co4" table:number-columns-repeated="1016" table:default-cell-style-name="ce1"/>
        <table:table-row table:style-name="ro2">
          <table:table-cell/>
          <table:table-cell table:style-name="ce16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6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227" calcext:value-type="float">
            <text:p>0.227</text:p>
          </table:table-cell>
          <table:table-cell table:style-name="ce17" office:value-type="float" office:value="0.146" calcext:value-type="float">
            <text:p>0.146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5" calcext:value-type="float">
            <text:p>0.00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/>
          <table:table-cell table:style-name="ce16"/>
          <table:table-cell table:style-name="ce16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64" calcext:value-type="float">
            <text:p>0.364</text:p>
          </table:table-cell>
          <table:table-cell office:value-type="float" office:value="0.257" calcext:value-type="float">
            <text:p>0.257</text:p>
          </table:table-cell>
          <table:table-cell office:value-type="float" office:value="-0.89" calcext:value-type="float">
            <text:p>-0.89</text:p>
          </table:table-cell>
          <table:table-cell office:value-type="float" office:value="0.338" calcext:value-type="float">
            <text:p>0.338</text:p>
          </table:table-cell>
          <table:table-cell office:value-type="float" office:value="-1.119" calcext:value-type="float">
            <text:p>-1.119</text:p>
          </table:table-cell>
          <table:table-cell office:value-type="float" office:value="-0.482" calcext:value-type="float">
            <text:p>-0.482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-2.909" calcext:value-type="float">
            <text:p>-2.909</text:p>
          </table:table-cell>
          <table:table-cell table:style-name="ce21" office:value-type="float" office:value="-0.144" calcext:value-type="float">
            <text:p>-0.144</text:p>
          </table:table-cell>
          <table:table-cell table:style-name="ce21" office:value-type="float" office:value="-3.417" calcext:value-type="float">
            <text:p>-3.417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478" calcext:value-type="float">
            <text:p>0.478</text:p>
          </table:table-cell>
          <table:table-cell table:style-name="ce21" office:value-type="float" office:value="1.167" calcext:value-type="float">
            <text:p>1.167</text:p>
          </table:table-cell>
          <table:table-cell table:style-name="ce21" office:value-type="float" office:value="-3.817" calcext:value-type="float">
            <text:p>-3.817</text:p>
          </table:table-cell>
          <table:table-cell table:style-name="ce21" office:value-type="float" office:value="-0.032" calcext:value-type="float">
            <text:p>-0.032</text:p>
          </table:table-cell>
          <table:table-cell table:style-name="ce21" office:value-type="float" office:value="-4.929" calcext:value-type="float">
            <text:p>-4.929</text:p>
          </table:table-cell>
          <table:table-cell table:style-name="ce21" office:value-type="float" office:value="1.036" calcext:value-type="float">
            <text:p>1.036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1.059" calcext:value-type="float">
            <text:p>1.059</text:p>
          </table:table-cell>
          <table:table-cell table:style-name="ce21" office:value-type="float" office:value="4.654" calcext:value-type="float">
            <text:p>4.654</text:p>
          </table:table-cell>
          <table:table-cell table:style-name="ce21" office:value-type="float" office:value="-3.573" calcext:value-type="float">
            <text:p>-3.573</text:p>
          </table:table-cell>
          <table:table-cell table:style-name="ce21" office:value-type="float" office:value="-2.96" calcext:value-type="float">
            <text:p>-2.96</text:p>
          </table:table-cell>
          <table:table-cell table:style-name="ce21" office:value-type="float" office:value="-7.555" calcext:value-type="float">
            <text:p>-7.555</text:p>
          </table:table-cell>
          <table:table-cell table:style-name="ce21" office:value-type="float" office:value="2.85" calcext:value-type="float">
            <text:p>2.85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498" calcext:value-type="float">
            <text:p>0.498</text:p>
          </table:table-cell>
          <table:table-cell table:style-name="ce21" office:value-type="float" office:value="6.857" calcext:value-type="float">
            <text:p>6.857</text:p>
          </table:table-cell>
          <table:table-cell table:style-name="ce21" office:value-type="float" office:value="-1.782" calcext:value-type="float">
            <text:p>-1.782</text:p>
          </table:table-cell>
          <table:table-cell table:style-name="ce21" office:value-type="float" office:value="-3.429" calcext:value-type="float">
            <text:p>-3.429</text:p>
          </table:table-cell>
          <table:table-cell table:style-name="ce21" office:value-type="float" office:value="-11.873" calcext:value-type="float">
            <text:p>-11.873</text:p>
          </table:table-cell>
          <table:table-cell table:style-name="ce21" office:value-type="float" office:value="4.815" calcext:value-type="float">
            <text:p>4.815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483" calcext:value-type="float">
            <text:p>0.483</text:p>
          </table:table-cell>
          <table:table-cell table:style-name="ce21" office:value-type="float" office:value="7.805" calcext:value-type="float">
            <text:p>7.805</text:p>
          </table:table-cell>
          <table:table-cell table:style-name="ce21" office:value-type="float" office:value="-1.697" calcext:value-type="float">
            <text:p>-1.697</text:p>
          </table:table-cell>
          <table:table-cell table:style-name="ce21" office:value-type="float" office:value="-3.858" calcext:value-type="float">
            <text:p>-3.858</text:p>
          </table:table-cell>
          <table:table-cell table:style-name="ce21" office:value-type="float" office:value="-15.197" calcext:value-type="float">
            <text:p>-15.197</text:p>
          </table:table-cell>
          <table:table-cell table:style-name="ce21" office:value-type="float" office:value="6.281" calcext:value-type="float">
            <text:p>6.281</text:p>
          </table:table-cell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1:26:44.046162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1:49:47.390359586</dc:date>
    <meta:editing-duration>PT18M28S</meta:editing-duration>
    <meta:editing-cycles>5</meta:editing-cycles>
    <meta:generator>LibreOffice/6.0.7.3$Linux_X86_64 LibreOffice_project/00m0$Build-3</meta:generator>
    <meta:document-statistic meta:table-count="3" meta:cell-count="2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B1:xor.H5" chart:data-source-has-labels="both" svg:x="0.893cm" svg:y="1.912cm" svg:width="16.224cm" svg:height="8.595cm">
          <chartooo:coordinate-region svg:x="1.805cm" svg:y="2.111cm" svg:width="14.847cm" svg:height="7.749cm"/>
          <chart:axis chart:dimension="x" chart:name="primary-x" chart:style-name="ch5" chartooo:axis-type="auto">
            <chartooo:date-scale/>
            <chart:title svg:x="8.405cm" svg:y="10.76cm" chart:style-name="ch6">
              <text:p>Epochs</text:p>
            </chart:title>
            <chart:categories table:cell-range-address="xor.C1:xor.H1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2:xor.H2" chart:label-cell-address="xor.B2:xor.B2" chart:class="chart:line">
            <chart:data-point chart:repeated="6"/>
          </chart:series>
          <chart:series chart:style-name="ch10" chart:values-cell-range-address="xor.C3:xor.H3" chart:label-cell-address="xor.B3:xor.B3" chart:class="chart:line">
            <chart:data-point chart:repeated="6"/>
          </chart:series>
          <chart:series chart:style-name="ch11" chart:values-cell-range-address="xor.C4:xor.H4" chart:label-cell-address="xor.B4:xor.B4" chart:class="chart:line">
            <chart:data-point chart:repeated="6"/>
          </chart:series>
          <chart:series chart:style-name="ch12" chart:values-cell-range-address="xor.C5:xor.H5" chart:label-cell-address="xor.B5:xor.B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1:xor.H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2:xor.B2</svg:desc>
                </draw:g>
              </table:table-cell>
              <table:table-cell office:value-type="float" office:value="0.109">
                <text:p>0.109</text:p>
                <draw:g>
                  <svg:desc>xor.C2:xor.H2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3:xor.B3</svg:desc>
                </draw:g>
              </table:table-cell>
              <table:table-cell office:value-type="float" office:value="0.124">
                <text:p>0.124</text:p>
                <draw:g>
                  <svg:desc>xor.C3:xor.H3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B4:xor.B4</svg:desc>
                </draw:g>
              </table:table-cell>
              <table:table-cell office:value-type="float" office:value="0.119">
                <text:p>0.119</text:p>
                <draw:g>
                  <svg:desc>xor.C4:xor.H4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B5:xor.B5</svg:desc>
                </draw:g>
              </table:table-cell>
              <table:table-cell office:value-type="float" office:value="0.149">
                <text:p>0.149</text:p>
                <draw:g>
                  <svg:desc>xor.C5:xor.H5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776cm" style:legend-expansion="high" chart:style-name="ch2"/>
        <chart:plot-area chart:style-name="ch3" table:cell-range-address="xor.B33:xor.H40" chart:data-source-has-labels="both" svg:x="0.449cm" svg:y="0.252cm" svg:width="19.73cm" svg:height="12.137cm">
          <chartooo:coordinate-region svg:x="1.176cm" svg:y="0.451cm" svg:width="18.538cm" svg:height="11.739cm"/>
          <chart:axis chart:dimension="x" chart:name="primary-x" chart:style-name="ch4" chartooo:axis-type="auto">
            <chartooo:date-scale/>
            <chart:categories table:cell-range-address="xor.B34:xor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4:xor.C40" chart:label-cell-address="xor.C33:xor.C33" chart:class="chart:line">
            <chart:data-point chart:repeated="7"/>
          </chart:series>
          <chart:series chart:style-name="ch7" chart:values-cell-range-address="xor.D34:xor.D40" chart:label-cell-address="xor.D33:xor.D33" chart:class="chart:line">
            <chart:data-point chart:repeated="7"/>
          </chart:series>
          <chart:series chart:style-name="ch8" chart:values-cell-range-address="xor.E34:xor.E40" chart:label-cell-address="xor.E33:xor.E33" chart:class="chart:line">
            <chart:data-point chart:repeated="7"/>
          </chart:series>
          <chart:series chart:style-name="ch9" chart:values-cell-range-address="xor.F34:xor.F40" chart:label-cell-address="xor.F33:xor.F33" chart:class="chart:line">
            <chart:data-point chart:repeated="7"/>
          </chart:series>
          <chart:series chart:style-name="ch10" chart:values-cell-range-address="xor.G34:xor.G40" chart:label-cell-address="xor.G33:xor.G33" chart:class="chart:line">
            <chart:data-point chart:repeated="7"/>
          </chart:series>
          <chart:series chart:style-name="ch11" chart:values-cell-range-address="xor.H34:xor.H40" chart:label-cell-address="xor.H33:xor.H3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3:xor.C33</svg:desc>
                </draw:g>
              </table:table-cell>
              <table:table-cell office:value-type="string">
                <text:p>W2</text:p>
                <draw:g>
                  <svg:desc>xor.D33:xor.D33</svg:desc>
                </draw:g>
              </table:table-cell>
              <table:table-cell office:value-type="string">
                <text:p>W3</text:p>
                <draw:g>
                  <svg:desc>xor.E33:xor.E33</svg:desc>
                </draw:g>
              </table:table-cell>
              <table:table-cell office:value-type="string">
                <text:p>W4</text:p>
                <draw:g>
                  <svg:desc>xor.F33:xor.F33</svg:desc>
                </draw:g>
              </table:table-cell>
              <table:table-cell office:value-type="string">
                <text:p>W5</text:p>
                <draw:g>
                  <svg:desc>xor.G33:xor.G33</svg:desc>
                </draw:g>
              </table:table-cell>
              <table:table-cell office:value-type="string">
                <text:p>W6</text:p>
                <draw:g>
                  <svg:desc>xor.H33:xor.H3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4:xor.B40</svg:desc>
                </draw:g>
              </table:table-cell>
              <table:table-cell office:value-type="float" office:value="0.5">
                <text:p>0.5</text:p>
                <draw:g>
                  <svg:desc>xor.C34:xor.C40</svg:desc>
                </draw:g>
              </table:table-cell>
              <table:table-cell office:value-type="float" office:value="0.3">
                <text:p>0.3</text:p>
                <draw:g>
                  <svg:desc>xor.D34:xor.D40</svg:desc>
                </draw:g>
              </table:table-cell>
              <table:table-cell office:value-type="float" office:value="-0.5">
                <text:p>-0.5</text:p>
                <draw:g>
                  <svg:desc>xor.E34:xor.E40</svg:desc>
                </draw:g>
              </table:table-cell>
              <table:table-cell office:value-type="float" office:value="0.5">
                <text:p>0.5</text:p>
                <draw:g>
                  <svg:desc>xor.F34:xor.F40</svg:desc>
                </draw:g>
              </table:table-cell>
              <table:table-cell office:value-type="float" office:value="0.2">
                <text:p>0.2</text:p>
                <draw:g>
                  <svg:desc>xor.G34:xor.G40</svg:desc>
                </draw:g>
              </table:table-cell>
              <table:table-cell office:value-type="float" office:value="0.3">
                <text:p>0.3</text:p>
                <draw:g>
                  <svg:desc>xor.H34:xor.H4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6">
                <text:p>0.586</text:p>
              </table:table-cell>
              <table:table-cell office:value-type="float" office:value="0.395">
                <text:p>0.395</text:p>
              </table:table-cell>
              <table:table-cell office:value-type="float" office:value="-0.602">
                <text:p>-0.602</text:p>
              </table:table-cell>
              <table:table-cell office:value-type="float" office:value="0.651">
                <text:p>0.651</text:p>
              </table:table-cell>
              <table:table-cell office:value-type="float" office:value="-0.596">
                <text:p>-0.59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5">
                <text:p>0.755</text:p>
              </table:table-cell>
              <table:table-cell office:value-type="float" office:value="4.953">
                <text:p>4.953</text:p>
              </table:table-cell>
              <table:table-cell office:value-type="float" office:value="0.599">
                <text:p>0.599</text:p>
              </table:table-cell>
              <table:table-cell office:value-type="float" office:value="4.526">
                <text:p>4.526</text:p>
              </table:table-cell>
              <table:table-cell office:value-type="float" office:value="-7.797">
                <text:p>-7.797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9">
                <text:p>0.829</text:p>
              </table:table-cell>
              <table:table-cell office:value-type="float" office:value="6.178">
                <text:p>6.178</text:p>
              </table:table-cell>
              <table:table-cell office:value-type="float" office:value="0.781">
                <text:p>0.781</text:p>
              </table:table-cell>
              <table:table-cell office:value-type="float" office:value="6.047">
                <text:p>6.047</text:p>
              </table:table-cell>
              <table:table-cell office:value-type="float" office:value="-15.532">
                <text:p>-15.532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891">
                <text:p>0.891</text:p>
              </table:table-cell>
              <table:table-cell office:value-type="float" office:value="7.163">
                <text:p>7.163</text:p>
              </table:table-cell>
              <table:table-cell office:value-type="float" office:value="0.867">
                <text:p>0.867</text:p>
              </table:table-cell>
              <table:table-cell office:value-type="float" office:value="7.105">
                <text:p>7.105</text:p>
              </table:table-cell>
              <table:table-cell office:value-type="float" office:value="-24.597">
                <text:p>-24.597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18">
                <text:p>0.918</text:p>
              </table:table-cell>
              <table:table-cell office:value-type="float" office:value="7.598">
                <text:p>7.598</text:p>
              </table:table-cell>
              <table:table-cell office:value-type="float" office:value="0.899">
                <text:p>0.899</text:p>
              </table:table-cell>
              <table:table-cell office:value-type="float" office:value="7.558">
                <text:p>7.558</text:p>
              </table:table-cell>
              <table:table-cell office:value-type="float" office:value="-30.614">
                <text:p>-30.614</text:p>
              </table:table-cell>
              <table:table-cell office:value-type="float" office:value="24.238">
                <text:p>24.2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35">
                <text:p>0.935</text:p>
              </table:table-cell>
              <table:table-cell office:value-type="float" office:value="7.935">
                <text:p>7.935</text:p>
              </table:table-cell>
              <table:table-cell office:value-type="float" office:value="0.92">
                <text:p>0.92</text:p>
              </table:table-cell>
              <table:table-cell office:value-type="float" office:value="7.905">
                <text:p>7.905</text:p>
              </table:table-cell>
              <table:table-cell office:value-type="float" office:value="-36.151">
                <text:p>-36.151</text:p>
              </table:table-cell>
              <table:table-cell office:value-type="float" office:value="28.739">
                <text:p>28.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cm" svg:height="13.028cm" xlink:href=".." xlink:type="simple" chart:class="chart:line" chart:style-name="ch1">
        <chart:legend chart:legend-position="end" svg:x="21.313cm" svg:y="4.97cm" style:legend-expansion="high" chart:style-name="ch2"/>
        <chart:plot-area chart:style-name="ch3" table:cell-range-address="or.B34:or.H41" chart:data-source-has-labels="both" svg:x="0.463cm" svg:y="0.26cm" svg:width="20.387cm" svg:height="12.508cm">
          <chartooo:coordinate-region svg:x="1.19cm" svg:y="0.459cm" svg:width="19.195cm" svg:height="12.11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3">
                <text:p>0.643</text:p>
              </table:table-cell>
              <table:table-cell office:value-type="float" office:value="0.52">
                <text:p>0.52</text:p>
              </table:table-cell>
              <table:table-cell office:value-type="float" office:value="-0.334">
                <text:p>-0.334</text:p>
              </table:table-cell>
              <table:table-cell office:value-type="float" office:value="0.747">
                <text:p>0.747</text:p>
              </table:table-cell>
              <table:table-cell office:value-type="float" office:value="0.499">
                <text:p>0.49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1">
                <text:p>0.871</text:p>
              </table:table-cell>
              <table:table-cell office:value-type="float" office:value="1.217">
                <text:p>1.217</text:p>
              </table:table-cell>
              <table:table-cell office:value-type="float" office:value="-0.055">
                <text:p>-0.055</text:p>
              </table:table-cell>
              <table:table-cell office:value-type="float" office:value="1.482">
                <text:p>1.482</text:p>
              </table:table-cell>
              <table:table-cell office:value-type="float" office:value="-0.026">
                <text:p>-0.026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8">
                <text:p>0.328</text:p>
              </table:table-cell>
              <table:table-cell office:value-type="float" office:value="1.905">
                <text:p>1.905</text:p>
              </table:table-cell>
              <table:table-cell office:value-type="float" office:value="-0.585">
                <text:p>-0.585</text:p>
              </table:table-cell>
              <table:table-cell office:value-type="float" office:value="2.066">
                <text:p>2.066</text:p>
              </table:table-cell>
              <table:table-cell office:value-type="float" office:value="-1.306">
                <text:p>-1.3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2.224">
                <text:p>-2.224</text:p>
              </table:table-cell>
              <table:table-cell office:value-type="float" office:value="2.701">
                <text:p>2.701</text:p>
              </table:table-cell>
              <table:table-cell office:value-type="float" office:value="-2.417">
                <text:p>-2.417</text:p>
              </table:table-cell>
              <table:table-cell office:value-type="float" office:value="2.701">
                <text:p>2.701</text:p>
              </table:table-cell>
              <table:table-cell office:value-type="float" office:value="-6.148">
                <text:p>-6.148</text:p>
              </table:table-cell>
              <table:table-cell office:value-type="float" office:value="2.991">
                <text:p>2.9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.811">
                <text:p>-2.811</text:p>
              </table:table-cell>
              <table:table-cell office:value-type="float" office:value="2.911">
                <text:p>2.911</text:p>
              </table:table-cell>
              <table:table-cell office:value-type="float" office:value="-2.956">
                <text:p>-2.956</text:p>
              </table:table-cell>
              <table:table-cell office:value-type="float" office:value="2.921">
                <text:p>2.921</text:p>
              </table:table-cell>
              <table:table-cell office:value-type="float" office:value="-8.124">
                <text:p>-8.124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152">
                <text:p>-3.152</text:p>
              </table:table-cell>
              <table:table-cell office:value-type="float" office:value="3.055">
                <text:p>3.055</text:p>
              </table:table-cell>
              <table:table-cell office:value-type="float" office:value="-3.284">
                <text:p>-3.284</text:p>
              </table:table-cell>
              <table:table-cell office:value-type="float" office:value="3.076">
                <text:p>3.076</text:p>
              </table:table-cell>
              <table:table-cell office:value-type="float" office:value="-9.574">
                <text:p>-9.574</text:p>
              </table:table-cell>
              <table:table-cell office:value-type="float" office:value="3.938">
                <text:p>3.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5.167cm" style:legend-expansion="high" chart:style-name="ch2"/>
        <chart:plot-area chart:style-name="ch3" table:cell-range-address="and.B37:and.H44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4">
                <text:p>0.364</text:p>
              </table:table-cell>
              <table:table-cell office:value-type="float" office:value="0.257">
                <text:p>0.257</text:p>
              </table:table-cell>
              <table:table-cell office:value-type="float" office:value="-0.89">
                <text:p>-0.89</text:p>
              </table:table-cell>
              <table:table-cell office:value-type="float" office:value="0.338">
                <text:p>0.338</text:p>
              </table:table-cell>
              <table:table-cell office:value-type="float" office:value="-1.119">
                <text:p>-1.119</text:p>
              </table:table-cell>
              <table:table-cell office:value-type="float" office:value="-0.482">
                <text:p>-0.4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">
                <text:p>0.095</text:p>
              </table:table-cell>
              <table:table-cell office:value-type="float" office:value="-0.13">
                <text:p>-0.13</text:p>
              </table:table-cell>
              <table:table-cell office:value-type="float" office:value="-2.909">
                <text:p>-2.909</text:p>
              </table:table-cell>
              <table:table-cell office:value-type="float" office:value="-0.144">
                <text:p>-0.144</text:p>
              </table:table-cell>
              <table:table-cell office:value-type="float" office:value="-3.417">
                <text:p>-3.4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78">
                <text:p>0.478</text:p>
              </table:table-cell>
              <table:table-cell office:value-type="float" office:value="1.167">
                <text:p>1.167</text:p>
              </table:table-cell>
              <table:table-cell office:value-type="float" office:value="-3.817">
                <text:p>-3.817</text:p>
              </table:table-cell>
              <table:table-cell office:value-type="float" office:value="-0.032">
                <text:p>-0.032</text:p>
              </table:table-cell>
              <table:table-cell office:value-type="float" office:value="-4.929">
                <text:p>-4.92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059">
                <text:p>1.059</text:p>
              </table:table-cell>
              <table:table-cell office:value-type="float" office:value="4.654">
                <text:p>4.654</text:p>
              </table:table-cell>
              <table:table-cell office:value-type="float" office:value="-3.573">
                <text:p>-3.573</text:p>
              </table:table-cell>
              <table:table-cell office:value-type="float" office:value="-2.96">
                <text:p>-2.96</text:p>
              </table:table-cell>
              <table:table-cell office:value-type="float" office:value="-7.555">
                <text:p>-7.55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98">
                <text:p>0.498</text:p>
              </table:table-cell>
              <table:table-cell office:value-type="float" office:value="6.857">
                <text:p>6.857</text:p>
              </table:table-cell>
              <table:table-cell office:value-type="float" office:value="-1.782">
                <text:p>-1.782</text:p>
              </table:table-cell>
              <table:table-cell office:value-type="float" office:value="-3.429">
                <text:p>-3.429</text:p>
              </table:table-cell>
              <table:table-cell office:value-type="float" office:value="-11.873">
                <text:p>-11.873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7.805">
                <text:p>7.805</text:p>
              </table:table-cell>
              <table:table-cell office:value-type="float" office:value="-1.697">
                <text:p>-1.697</text:p>
              </table:table-cell>
              <table:table-cell office:value-type="float" office:value="-3.858">
                <text:p>-3.858</text:p>
              </table:table-cell>
              <table:table-cell office:value-type="float" office:value="-15.197">
                <text:p>-15.197</text:p>
              </table:table-cell>
              <table:table-cell office:value-type="float" office:value="6.281">
                <text:p>6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B2:or.H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8">
                <text:p>0.228</text:p>
                <draw:g>
                  <svg:desc>or.C3:or.H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4">
                <text:p>0.034</text:p>
                <draw:g>
                  <svg:desc>or.C5:or.H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7cm" svg:y="0.671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B2:and.H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8">
                <text:p>0.048</text:p>
                <draw:g>
                  <svg:desc>and.C3:and.H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62">
                <text:p>0.062</text:p>
                <draw:g>
                  <svg:desc>and.C4:and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27">
                <text:p>0.227</text:p>
                <draw:g>
                  <svg:desc>and.C5:and.H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4">
                <text:p>0.04</text:p>
                <draw:g>
                  <svg:desc>and.C6:and.H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